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7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9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1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2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3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4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7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8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19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0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4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26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964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00a933" loext:opacity="100%" style:font-name="Hack Nerd Font Mono1" fo:font-size="8pt" style:font-size-asian="8pt" style:font-size-complex="8pt"/>
    </style:style>
    <style:style style:name="P2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8pt" style:font-size-asian="8pt" style:font-size-complex="8pt"/>
    </style:style>
    <style:style style:name="P3" style:family="paragraph">
      <style:paragraph-properties fo:text-align="center" style:writing-mode="lr-tb"/>
      <style:text-properties fo:color="#2a6099" loext:opacity="100%" style:font-name="Hack Nerd Font Mono1" fo:font-size="14pt"/>
    </style:style>
    <style:style style:name="P4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4pt"/>
    </style:style>
    <style:style style:name="P5" style:family="paragraph">
      <style:paragraph-properties fo:text-align="center" style:writing-mode="lr-tb"/>
      <style:text-properties fo:color="#00a933" loext:opacity="100%" style:font-name="Hack Nerd Font Mono1" fo:font-size="7pt" style:font-size-asian="7pt" style:font-size-complex="7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7" style:family="paragraph">
      <style:paragraph-properties fo:text-align="center" style:writing-mode="lr-tb"/>
      <style:text-properties fo:color="#00a933" loext:opacity="100%" style:font-name="Hack Nerd Font Mono1" fo:font-size="9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9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style:font-name="Hack Nerd Font Mono1" fo:font-size="7pt" style:font-size-asian="7pt" style:font-size-complex="7pt"/>
    </style:style>
    <style:style style:name="P12" style:family="paragraph">
      <style:paragraph-properties fo:text-align="center" style:writing-mode="lr-tb"/>
      <style:text-properties fo:color="#999999" loext:opacity="100%" fo:font-size="10pt"/>
    </style:style>
    <style:style style:name="P13" style:family="paragraph">
      <loext:graphic-properties draw:fill-color="#eeeeee"/>
      <style:paragraph-properties fo:text-align="center" style:writing-mode="lr-tb"/>
      <style:text-properties fo:color="#999999" loext:opacity="100%" loext:color-lum-mod="100%" loext:color-lum-off="0%" fo:font-size="10pt"/>
    </style:style>
    <style:style style:name="P14" style:family="paragraph">
      <style:paragraph-properties fo:text-align="center" style:writing-mode="lr-tb"/>
      <style:text-properties fo:color="#00a933" loext:opacity="100%" style:font-name="Hack Nerd Font Mono1" fo:font-size="14pt" style:font-size-asian="7pt" style:font-size-complex="7pt"/>
    </style:style>
    <style:style style:name="P15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14pt" style:font-size-asian="7pt" style:font-size-complex="7pt"/>
    </style:style>
    <style:style style:name="P16" style:family="paragraph">
      <loext:graphic-properties draw:fill-color="#afd095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17" style:family="paragraph">
      <style:paragraph-properties fo:text-align="center" style:writing-mode="lr-tb"/>
      <style:text-properties fo:color="#2a6099" loext:opacity="100%" style:font-name="Hack Nerd Font Mono1" fo:font-size="10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0pt"/>
    </style:style>
    <style:style style:name="P19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0pt"/>
    </style:style>
    <style:style style:name="P20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0pt"/>
    </style:style>
    <style:style style:name="P21" style:family="paragraph">
      <style:paragraph-properties fo:text-align="center" style:writing-mode="lr-tb"/>
      <style:text-properties fo:color="#2a6099" loext:opacity="100%" style:font-name="Hack Nerd Font Mono1" fo:font-size="8pt"/>
    </style:style>
    <style:style style:name="P22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8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8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4pt"/>
    </style:style>
    <style:style style:name="P25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4pt"/>
    </style:style>
    <style:style style:name="P27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8pt"/>
    </style:style>
    <style:style style:name="P28" style:family="paragraph">
      <style:paragraph-properties fo:text-align="center" style:writing-mode="lr-tb"/>
      <style:text-properties fo:color="#00a933" loext:opacity="100%" style:font-name="Hack Nerd Font Mono1" fo:font-size="8pt"/>
    </style:style>
    <style:style style:name="P29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8pt"/>
    </style:style>
    <style:style style:name="P30" style:family="paragraph">
      <style:paragraph-properties fo:text-align="center" style:writing-mode="lr-tb"/>
      <style:text-properties fo:color="#00a933" loext:opacity="100%" style:font-name="Hack Nerd Font Mono1" fo:font-size="6pt" fo:letter-spacing="-0.03cm" style:font-size-asian="6pt" style:font-size-complex="6pt"/>
    </style:style>
    <style:style style:name="P31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6pt" fo:letter-spacing="-0.03cm" style:font-size-asian="6pt" style:font-size-complex="6pt"/>
    </style:style>
    <style:style style:name="P32" style:family="paragraph">
      <style:paragraph-properties fo:text-align="center" style:writing-mode="lr-tb"/>
      <style:text-properties fo:color="#2a6099" loext:opacity="100%" style:font-name="Hack Nerd Font Mono1" fo:font-size="11pt"/>
    </style:style>
    <style:style style:name="P33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1pt"/>
    </style:style>
    <style:style style:name="T1" style:family="text">
      <style:text-properties style:font-name="Hack Nerd Font Mono1" fo:font-size="8pt" style:font-size-asian="8pt" style:font-size-complex="8pt"/>
    </style:style>
    <style:style style:name="T2" style:family="text">
      <style:text-properties fo:color="#2a6099" loext:opacity="100%" style:font-name="Hack Nerd Font Mono1" fo:font-size="14pt"/>
    </style:style>
    <style:style style:name="T3" style:family="text">
      <style:text-properties style:font-name="Hack Nerd Font Mono1" fo:font-size="7pt" style:font-size-asian="7pt" style:font-size-complex="7pt"/>
    </style:style>
    <style:style style:name="T4" style:family="text">
      <style:text-properties style:font-name="Hack Nerd Font Mono1" fo:font-size="7pt" fo:letter-spacing="-0.03cm" style:font-size-asian="7pt" style:font-size-complex="7pt"/>
    </style:style>
    <style:style style:name="T5" style:family="text">
      <style:text-properties fo:color="#00a933" loext:opacity="100%" style:font-name="Hack Nerd Font Mono1" fo:font-size="9pt"/>
    </style:style>
    <style:style style:name="T6" style:family="text">
      <style:text-properties fo:color="#00a933" loext:opacity="100%" style:font-name="Hack Nerd Font Mono1" fo:font-size="7pt" style:font-size-asian="7pt" style:font-size-complex="7pt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loext:opacity="100%" fo:font-size="10pt"/>
    </style:style>
    <style:style style:name="T9" style:family="text">
      <style:text-properties fo:color="#2a6099" loext:opacity="100%" style:font-name="Hack Nerd Font Mono1" fo:font-size="10pt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2a6099" loext:opacity="100%" style:font-name="Hack Nerd Font Mono1" fo:font-size="8pt"/>
    </style:style>
    <style:style style:name="T12" style:family="text">
      <style:text-properties style:font-name="Hack Nerd Font Mono1" fo:font-size="8pt"/>
    </style:style>
    <style:style style:name="T13" style:family="text">
      <style:text-properties style:font-name="Hack Nerd Font Mono1" fo:font-size="14pt"/>
    </style:style>
    <style:style style:name="T14" style:family="text">
      <style:text-properties style:font-name="Hack Nerd Font Mono1"/>
    </style:style>
    <style:style style:name="T15" style:family="text">
      <style:text-properties style:font-name="Hack Nerd Font Mono1" fo:font-size="6pt" fo:letter-spacing="-0.03cm" style:font-size-asian="6pt" style:font-size-complex="6pt"/>
    </style:style>
    <style:style style:name="T16" style:family="text">
      <style:text-properties fo:color="#2a6099" loext:opacity="100%" style:font-name="Hack Nerd Font Mono1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esc</text:span></text:p>
          <text:p text:style-name="P5"><text:span text:style-name="T4">lin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Z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É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J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5cm" svg:y="6cm">
          <text:p text:style-name="P5"><text:span text:style-name="T6">;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6.75cm" svg:y="6.249cm">
          <text:p text:style-name="P5"><text:span text:style-name="T6">,</text:span></text:p>
          <text:p text:style-name="P5"><text:span text:style-name="T6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5cm" svg:height="1.249cm" svg:x="8.5cm" svg:y="6.5cm">
          <text:p text:style-name="P5"><text:span text:style-name="T6">space</text:span></text:p>
          <text:p text:style-name="P5"><text:span text:style-name="T6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bsp</text:span></text:p>
          <text:p text:style-name="P1"><text:span text:style-name="T1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2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24cm" svg:height="1.249cm" svg:x="14.476cm" svg:y="6cm">
          <text:p text:style-name="P5"><text:span text:style-name="T6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cm" svg:height="1.249cm" svg:x="12.75cm" svg:y="6.251cm">
          <text:p text:style-name="P9"><text:span text:style-name="T7">.</text:span></text:p>
          <text:p text:style-name="P9"><text:span text:style-name="T7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2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1.75cm" svg:height="1.249cm" svg:x="10.75cm" svg:y="6.5cm">
          <text:p text:style-name="P5"><text:span text:style-name="T6">enter</text:span></text:p>
          <text:p text:style-name="P11"><text:span text:style-name="T6">numeric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3" draw:layer="layout" svg:width="2.75cm" svg:height="0.5cm" svg:x="0cm" svg:y="0cm">
          <text:p text:style-name="P12"><text:span text:style-name="T8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5cm" svg:y="6cm"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6.75cm" svg:y="6.249cm">
          <text:p text:style-name="P5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8.5cm" svg:y="6.5cm">
          <text:p text:style-name="P5"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5" draw:layer="layout" svg:width="1.524cm" svg:height="1.249cm" svg:x="14.476cm" svg:y="6cm">
          <text:p text:style-name="P14"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0" draw:layer="layout" svg:width="1.5cm" svg:height="1.249cm" svg:x="12.75cm" svg:y="6.251cm">
          <text:p text:style-name="P9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6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3" draw:layer="layout" svg:width="2.75cm" svg:height="0.5cm" svg:x="0cm" svg:y="0cm">
          <text:p text:style-name="P12"><text:span text:style-name="T8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5cm" svg:x="6.329cm" svg:y="1.2cm">
          <text:p text:style-name="P17"><text:span text:style-name="T9">Wh</text:span></text:p>
          <text:p text:style-name="P18"><text:span text:style-name="T9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layer="layout" svg:width="1.215cm" svg:height="1.25cm" svg:x="4.871cm" svg:y="0.95cm">
          <text:p text:style-name="P17"><text:span text:style-name="T9">Wh</text:span></text:p>
          <text:p text:style-name="P18"><text:span text:style-name="T9">↓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215cm" svg:height="1.25cm" svg:x="3.414cm" svg:y="1.2cm">
          <text:p text:style-name="P18"><text:span text:style-name="T10">Wh </text:span><text:span text:style-name="T9">↑</text:span></text:p>
          <draw:enhanced-geometry svg:viewBox="0 0 21600 21600" draw:type="rectangle" draw:enhanced-path="M 0 0 L 21600 0 21600 21600 0 21600 0 0 Z N"/>
        </draw:custom-shape>
        <draw:custom-shape draw:style-name="gr4" draw:text-style-name="P19" draw:layer="layout" svg:width="1.214cm" svg:height="1.249cm" svg:x="1.957cm" svg:y="1.451cm">
          <text:p text:style-name="P17"><text:span text:style-name="T9">Wh</text:span></text:p>
          <text:p text:style-name="P18"><text:span text:style-name="T9">←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↑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←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2.7cm">
          <text:p text:style-name="P21"><text:span text:style-name="T11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2.45cm">
          <text:p text:style-name="P21"><text:span text:style-name="T11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2.7cm">
          <text:p text:style-name="P21"><text:span text:style-name="T11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24cm" svg:height="1.249cm" svg:x="14.476cm" svg:y="6cm">
          <text:p text:style-name="P5"><text:span text:style-name="T6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0" draw:layer="layout" svg:width="1.5cm" svg:height="1.249cm" svg:x="12.75cm" svg:y="6.251cm">
          <text:p text:style-name="P9"><text:span text:style-name="T7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1.432cm" svg:height="1.249cm" svg:x="11cm" svg:y="6.501cm">
          <text:p text:style-name="P5"><text:span text:style-name="T6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3" draw:layer="layout" svg:width="2.75cm" svg:height="0.5cm" svg:x="0cm" svg:y="0cm">
          <text:p text:style-name="P12"><text:span text:style-name="T8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Pg</text:span></text:p>
          <text:p text:style-name="P23"><text:span text:style-name="T1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Pg</text:span></text:p>
          <text:p text:style-name="P23"><text:span text:style-name="T1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1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24"><text:span text:style-name="T2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24"><text:span text:style-name="T2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24"><text:span text:style-name="T2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24"><text:span text:style-name="T2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5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3.95cm">
          <text:p text:style-name="P21"><text:span text:style-name="T11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4.2cm">
          <text:p text:style-name="P21"><text:span text:style-name="T11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3" draw:layer="layout" svg:width="2.75cm" svg:height="0.5cm" svg:x="0cm" svg:y="0cm">
          <text:p text:style-name="P12"><text:span text:style-name="T8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/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2">Vol</text:span></text:p>
          <text:p text:style-name="P21"><text:span text:style-name="T12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6" draw:layer="layout" svg:width="1.219cm" svg:height="1.25cm" svg:x="13.373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6" draw:layer="layout" svg:width="1.219cm" svg:height="1.25cm" svg:x="14.836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6" draw:layer="layout" svg:width="1.219cm" svg:height="1.25cm" svg:x="16.299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7" draw:layer="layout" svg:width="1.218cm" svg:height="1.249cm" svg:x="17.783cm" svg:y="2.951cm">
          <text:p text:style-name="P23">Vol</text:p>
          <text:p text:style-name="P23">-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5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4.451cm">
          <text:p text:style-name="P21">mute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3" draw:layer="layout" svg:width="2.75cm" svg:height="0.5cm" svg:x="0cm" svg:y="0cm">
          <text:p text:style-name="P12"><text:span text:style-name="T8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25" draw:text-style-name="P29" draw:layer="layout" svg:width="1.464cm" svg:height="1.249cm" svg:x="7.786cm" svg:y="1.451cm">
          <text:p text:style-name="P28"><text:span text:style-name="T14">pri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1.464cm" svg:height="1.249cm" svg:x="7.786cm" svg:y="2.951cm">
          <text:p text:style-name="P30"><text:span text:style-name="T15">s(prin</text:span><text:span text:style-name="T15">t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464cm" svg:height="1.249cm" svg:x="7.786cm" svg:y="4.451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1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0.95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1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1.451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1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0.95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1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1.451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1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0.95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1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1.451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1.2cm">
          <text:p text:style-name="P32"><text:span text:style-name="T16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0.95cm">
          <text:p text:style-name="P32"><text:span text:style-name="T16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1.2cm">
          <text:p text:style-name="P32"><text:span text:style-name="T16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1.451cm">
          <text:p text:style-name="P32"><text:span text:style-name="T16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2.7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2.45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2.7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2.951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2.7cm">
          <text:p text:style-name="P32"><text:span text:style-name="T16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2.45cm">
          <text:p text:style-name="P32"><text:span text:style-name="T16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2.7cm">
          <text:p text:style-name="P32"><text:span text:style-name="T16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2.951cm">
          <text:p text:style-name="P32"><text:span text:style-name="T16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4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3.95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4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4.451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10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4.2cm">
          <text:p text:style-name="P32"><text:span text:style-name="T16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3.95cm">
          <text:p text:style-name="P32"><text:span text:style-name="T16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4.2cm">
          <text:p text:style-name="P32"><text:span text:style-name="T16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4.451cm">
          <text:p text:style-name="P32"><text:span text:style-name="T16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6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3" draw:layer="layout" svg:width="2.75cm" svg:height="0.5cm" svg:x="0cm" svg:y="0cm">
          <text:p text:style-name="P12"><text:span text:style-name="T8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12-27T11:46:34.201440883</dc:date>
    <meta:editing-duration>PT7H27M22S</meta:editing-duration>
    <meta:editing-cycles>18</meta:editing-cycles>
    <meta:generator>LibreOffice/7.4.3.2$Linux_X86_64 LibreOffice_project/40$Build-2</meta:generator>
    <meta:document-statistic meta:object-count="814"/>
  </office:meta>
</office:document-meta>
</file>